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BM Plex Mono" svg:font-family="'IBM Plex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BM Plex Mono1" svg:font-family="'IBM Plex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Heading_20_2">
      <style:text-properties fo:font-weight="bold" style:font-weight-asian="bold"/>
    </style:style>
    <style:style style:name="P5" style:family="paragraph" style:parent-style-name="Heading_20_1" style:master-page-name="Standard">
      <style:paragraph-properties fo:text-align="justify" style:justify-single-word="false" style:page-number="1"/>
      <style:text-properties style:font-name="IBM Plex Mono" style:font-name-asian="IBM Plex Mono1" style:font-name-complex="IBM Plex Mono1"/>
    </style:style>
    <style:style style:name="P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1in" fo:margin-right="0in" fo:text-indent="-0.25in" style:auto-text-indent="false"/>
    </style:style>
    <style:style style:name="P11" style:family="paragraph" style:parent-style-name="Standard" style:list-style-name="WWNum4">
      <style:paragraph-properties fo:margin-left="1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0b0c" style:font-weight-asian="bold" style:font-weight-complex="bold"/>
    </style:style>
    <style:style style:name="T3" style:family="text">
      <style:text-properties fo:font-weight="bold" officeooo:rsid="0015d3ca" style:font-weight-asian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fo:font-weight="bold" style:font-size-asian="10.5pt" style:font-style-asian="italic" style:font-weight-asian="bold" style:font-size-complex="10.5pt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cnpp6fyyvuq6"/>Projekt 2 - Temat projektu, punktacja</text:p>
      <text:p text:style-name="P1">Stwórz własną klasę reprezentującą listę i napisz program, który prezentuje jej działanie.</text:p>
      <text:p text:style-name="P1"/>
      <text:p text:style-name="P1"/>
      <text:p text:style-name="P2">Klasa o nazwie '<text:span text:style-name="T1">MLista</text:span>' powinna mieć następujące metody:</text:p>
      <text:p text:style-name="P2"><text:s/>* <text:span text:style-name="T1">konstruktor(self, capacity) </text:span>z parametrem określającym pojemność listy (liczbę elementów jaką maksymalnie może przechować),</text:p>
      <text:p text:style-name="P2"><text:s/>* <text:span text:style-name="T1">pisz(self)</text:span>, która wypisuje informacje o liście, w tym jej aktualny rozmiar, pojemność oraz przechowywane elementy;</text:p>
      <text:p text:style-name="P2"><text:s text:c="3"/>Elementy listy wypisujemy tak:</text:p>
      <text:list xml:id="list2309820017" text:style-name="WWNum1">
        <text:list-item>
          <text:p text:style-name="P6">dla pustej listy: <text:span text:style-name="T4">Elementy: []</text:span></text:p>
        </text:list-item>
        <text:list-item>
          <text:p text:style-name="P6">dla listy z czterema elementami: <text:span text:style-name="T4">Elementy: [2, 1, 6, 78]</text:span></text:p>
        </text:list-item>
      </text:list>
      <text:p text:style-name="P2"><text:s/>* <text:span text:style-name="T1">dodaj_element(self, x)</text:span>, która dodaje element x do listy pod warunkiem, że nie zostanie przekroczona jej pojemność; gdy element zostanie dodany funkcja powinna zwrócić True, w przeciwnym wypadku False</text:p>
      <text:p text:style-name="P2"><text:s/>* <text:span text:style-name="T1">znajdz(self, x)</text:span>, której jedynym parametrem powinien być szukany element, natomiast wynikiem pozycja danego elementu w liście (licząc od 0) lub -1, gdy liczby nie ma na liście</text:p>
      <text:p text:style-name="P2"><text:s/>* <text:span text:style-name="T1">pobierz(self, x)</text:span> zwracającą element listy o indeksie x</text:p>
      <text:p text:style-name="P2"><text:s/>* <text:span text:style-name="T1">rozmiar(self)</text:span> zwracającą aktualną liczbę elementów,</text:p>
      <text:p text:style-name="P2"><text:s/>* <text:span text:style-name="T1">pojemnosc(self)</text:span> zwracającą aktualną pojemność listy,</text:p>
      <text:p text:style-name="P2"><text:s/>* <text:span text:style-name="T1">usun_powtorzenia(self, x)</text:span>, która usuwa wszystkie powtórzenia danego elementu na liście, tzn. po jej wykonaniu na liście powinien być tylko pierwszy w kolejności element x</text:p>
      <text:p text:style-name="P2"><text:s text:c="2"/>przykład:</text:p>
      <text:p text:style-name="P2"><text:s text:c="4"/>moja_lista = MojaLista(5)</text:p>
      <text:p text:style-name="P2"><text:s text:c="4"/>moja_lista.dodaj_element(1)</text:p>
      <text:p text:style-name="P2"><text:s text:c="4"/>moja_lista.dodaj_element(2)</text:p>
      <text:p text:style-name="P2"><text:s text:c="4"/>moja_lista.dodaj_element(3)</text:p>
      <text:p text:style-name="P2"><text:s text:c="4"/>moja_lista.dodaj_element(1)</text:p>
      <text:p text:style-name="P2"><text:s text:c="4"/>moja_lista.dodaj_element(2)</text:p>
      <text:p text:style-name="P2"><text:s text:c="4"/>moja_lista.dodaj_element(1)</text:p>
      <text:p text:style-name="P2"><text:s text:c="4"/>moja_lista.usun_powtorzenia(1)</text:p>
      <text:p text:style-name="P2"><text:s text:c="4"/>moja_lista.pobierz(0) -----&gt; 1</text:p>
      <text:p text:style-name="P2"><text:s text:c="4"/>moja_lista.pobierz(3) -----&gt; 2</text:p>
      <text:p text:style-name="P2"><text:s text:c="4"/>moja_lista.rozmiar() ------&gt; 4</text:p>
      <text:p text:style-name="P2"><text:s/>* <text:span text:style-name="T1">odwroc(self)</text:span>, która odwraca kolejność przechowywanych elementów (2, 6, 4 -&gt; 4, 6, 2)</text:p>
      <text:p text:style-name="P2"><text:s/>* <text:span text:style-name="T1">zwiększ_pojemnosc(self, x)</text:span> zwiększającą pojemność listy o x. Funkcja powinna zwracać True, gdy udało się zwiększyć pojemność; False gdy pojemności nie udało się zwiększyć (np. nie zwiększamy pojemności, gdy liczba x jest mniejsza od 0, nie zmniejszamy pojemności do liczby mniejszej niż liczba elementów w liście)</text:p>
      <text:p text:style-name="P2"><text:s/>* <text:span text:style-name="T1">zmniejsz_pojemnosc(self, x)</text:span> zmniejszającą pojemność listy o x. Funkcja <text:soft-page-break/>powinna zwracać True, gdy udało się zmniejszyć pojemność; False gdy pojemności nie udało się zmniejszyć (np. nie można zmniejszyć pojemności, jeśli pojemność miałaby być mniejsza, niż liczba elementów)</text:p>
      <text:p text:style-name="P2"/>
      <text:p text:style-name="P2">Przetestuj swoje rozwiązanie z użyciem biblioteki <text:span text:style-name="T2">pytest</text:span>. Uważnie rozważ jakie przypadki należy przetestować. </text:p>
      <text:p text:style-name="Standard"/>
      <text:p text:style-name="Standard">Napisz:</text:p>
      <text:list xml:id="list464041308" text:style-name="WWNum4">
        <text:list-item>
          <text:p text:style-name="P7"><text:span text:style-name="T1">moduł </text:span>zawierający klasę MLista,</text:p>
        </text:list-item>
        <text:list-item>
          <text:p text:style-name="P7"><text:span text:style-name="T1">moduł </text:span>zawierający testy klasy MLista,</text:p>
        </text:list-item>
        <text:list-item>
          <text:p text:style-name="P7"><text:span text:style-name="T1">program</text:span>, który:</text:p>
          <text:list>
            <text:list-item>
              <text:p text:style-name="P10">zapyta użytkownika o początkowy rozmiar listy,</text:p>
            </text:list-item>
            <text:list-item>
              <text:p text:style-name="P10">pyta użytkownika o typ operacji do wykonania (<text:span text:style-name="T6">pisz, dodaj_element, znajdz, pobierz, rozmiar, pojemnosc, usun_powtorzenia, odwroc, zwieksz_pojemnosc, zmniejsz_pojemnosc, wyjscie</text:span>),</text:p>
            </text:list-item>
            <text:list-item>
              <text:p text:style-name="P10">jeśli użytkownik wpisał <text:span text:style-name="T7">wyjscie </text:span>wykonywanie programu zostaje przerwane, w przeciwnym wypadku program:</text:p>
              <text:list>
                <text:list-item>
                  <text:p text:style-name="P11">jeśli podana operacja to: <text:span text:style-name="T7">pisz, rozmiar, pojemnosc, odwroc</text:span> - program wykonuje podaną akcję na liście i wyświetla efekt działania polecenia (jeśli to konieczne, np. polecenie pisz powinno wyświetlić informację na ekranie, ale polecenie odwroc już nie).</text:p>
                </text:list-item>
                <text:list-item>
                  <text:p text:style-name="P11">jeśli podana operacja to: <text:span text:style-name="T7">dodaj_element, znajdz, pobierz, usun_powtorzenia, zwieksz_pojemnosc, zmniejsz_pojemnosc</text:span> - program pyta użytkownika o argument (np. element do wstawienia) i wykonuje podane polecenie, ewentualnie zgłasza błąd</text:p>
                </text:list-item>
                <text:list-item>
                  <text:p text:style-name="P11">wraca do punktu b.</text:p>
                </text:list-item>
              </text:list>
            </text:list-item>
          </text:list>
        </text:list-item>
      </text:list>
      <text:p text:style-name="P1"/>
      <text:p text:style-name="P4"><text:bookmark text:name="_kt0i8gpb2efa"/>Przykład działania</text:p>
      <text:p text:style-name="Standard"><text:span text:style-name="T4">Podaj poczatkowy rozmiar listy: </text:span><text:span text:style-name="T5">10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pisz</text:span></text:p>
      <text:p text:style-name="P3">Rozmiar listy: 0</text:p>
      <text:p text:style-name="P3">Pojemnosc listy: 10</text:p>
      <text:p text:style-name="P3">Elementy: []</text:p>
      <text:p text:style-name="Standard"><text:span text:style-name="T4">Wybierz polecenie (pisz, dodaj_element, znajdz, pobierz, rozmiar, pojemnosc, usun_powtorzenia, odwroc, zwieksz_pojemnosc, zmniejsz_pojemnosc, wyjscie): </text:span><text:span text:style-name="T5">dodaj_element</text:span></text:p>
      <text:p text:style-name="Standard"><text:span text:style-name="T4">Podaj wartosc elementu: </text:span><text:span text:style-name="T5">312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dodaj_element</text:span></text:p>
      <text:p text:style-name="Standard"><text:span text:style-name="T4">Podaj wartosc elementu: </text:span><text:span text:style-name="T5">244</text:span></text:p>
      <text:p text:style-name="Standard"><text:span text:style-name="T4">Wybierz polecenie (pisz, dodaj_element, znajdz, pobierz, rozmiar, pojemnosc, </text:span><text:soft-page-break/><text:span text:style-name="T4">usun_powtorzenia, odwroc, zwieksz_pojemnosc, zmniejsz_pojemnosc, wyjscie): </text:span><text:span text:style-name="T5">dodaj_element</text:span></text:p>
      <text:p text:style-name="Standard"><text:span text:style-name="T4">Podaj wartosc elementu: </text:span><text:span text:style-name="T5">312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dodaj_element</text:span></text:p>
      <text:p text:style-name="Standard"><text:span text:style-name="T4">Podaj wartosc elementu: </text:span><text:span text:style-name="T5">2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pisz</text:span></text:p>
      <text:p text:style-name="P3">Rozmiar listy: 4</text:p>
      <text:p text:style-name="P3">Pojemnosc listy: 10</text:p>
      <text:p text:style-name="P3">Elementy: [312, 244, 312, 2]</text:p>
      <text:p text:style-name="Standard"><text:span text:style-name="T4">Wybierz polecenie (pisz, dodaj_element, znajdz, pobierz, rozmiar, pojemnosc, usun_powtorzenia, odwroc, zwieksz_pojemnosc, zmniejsz_pojemnosc, wyjscie): </text:span><text:span text:style-name="T5">odwroc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usun_powtorzenia</text:span></text:p>
      <text:p text:style-name="Standard"><text:span text:style-name="T4">Podaj wartość: </text:span><text:span text:style-name="T5">312</text:span></text:p>
      <text:p text:style-name="Standard"><text:span text:style-name="T4">Wybierz polecenie (pisz, dodaj_element, znajdz, pobierz, rozmiar, pojemnosc, usun_powtorzenia, odwroc, zwieksz_pojemnosc, zmniejsz_pojemnosc, wyjscie): </text:span><text:span text:style-name="T5">zmniejsz_pojemnosc</text:span></text:p>
      <text:p text:style-name="Standard"><text:span text:style-name="T4">Podaj wartosc: </text:span><text:span text:style-name="T5">100</text:span></text:p>
      <text:p text:style-name="P3">Wystapil blad.</text:p>
      <text:p text:style-name="Standard"><text:span text:style-name="T4">Wybierz polecenie (pisz, dodaj_element, znajdz, pobierz, rozmiar, pojemnosc, usun_powtorzenia, odwroc, zwieksz_pojemnosc, zmniejsz_pojemnosc, wyjscie): </text:span><text:span text:style-name="T5">pisz</text:span></text:p>
      <text:p text:style-name="P3">Rozmiar listy: 3</text:p>
      <text:p text:style-name="P3">Pojemnosc listy: 10</text:p>
      <text:p text:style-name="P3">Elementy: [2, 312, 244]</text:p>
      <text:p text:style-name="Standard"><text:span text:style-name="T4">Wybierz polecenie (pisz, dodaj_element, znajdz, pobierz, rozmiar, pojemnosc, usun_powtorzenia, odwroc, zwieksz_pojemnosc, zmniejsz_pojemnosc, wyjscie): </text:span><text:span text:style-name="T5">wyjscie</text:span></text:p>
      <text:p text:style-name="P3"/>
      <text:p text:style-name="P4"><text:bookmark text:name="_nsq12929oqwo"/>Punktacja</text:p>
      <text:p text:style-name="Standard">Obowiązująca punktacja (w nawiasach podano możliwe do zdobycia liczby punktów):</text:p>
      <text:list xml:id="list1412228417" text:style-name="WWNum2">
        <text:list-item>
          <text:p text:style-name="P8">(0pkt albo 1pkt) projekt powinien być oddany w formie archiwum zip o nazwie w formacie <text:span text:style-name="T1">&lt;imie&gt;-&lt;nazwisko&gt;-&lt;nr_indeksu&gt;.zip</text:span>. W archiwum powinien znajdować się katalog o nazwie w formacie <text:span text:style-name="T1">&lt;imie&gt;-&lt;nazwisko&gt;-&lt;nr_indeksu&gt;</text:span>, a w nim <text:span text:style-name="T1">pliki związane z projektem i żadne inne</text:span>. Pliki związane z projektem to pliki z kodem źródłowym (.py), plik requirements.txt (opcjonalnie) oraz Readme.md (opcjonalnie). Plik, który powinien być uruchomiony przez użytkownika musi nazywać się <text:span text:style-name="T1">main.py</text:span>, plik z testami powinien znajdować się w głównym katalogu.</text:p>
        </text:list-item>
      </text:list>
      <text:p text:style-name="Standard"><text:s text:c="6"/>Przykładowa struktura oddawanego projektu:</text:p>
      <text:p text:style-name="Standard"><text:s text:c="6"/>Jan-Kowalski-132111.zip</text:p>
      <text:p text:style-name="Standard"><text:s text:c="6"/>`--Jan-Kowalski-132111</text:p>
      <text:p text:style-name="Standard"><text:soft-page-break/><text:s text:c="9"/>+-- Readme.md</text:p>
      <text:p text:style-name="Standard"><text:s text:c="9"/>+-- requirements.txt</text:p>
      <text:p text:style-name="Standard"><text:s text:c="9"/>+-- main.py</text:p>
      <text:p text:style-name="Standard"><text:s text:c="9"/>+-- mlist.py</text:p>
      <text:p text:style-name="Standard"><text:s text:c="9"/>`-- test_mlist.py</text:p>
      <text:list xml:id="list733648356" text:style-name="WWNum3">
        <text:list-item>
          <text:p text:style-name="P9">(0pkt albo 1pkt) projekt składa się ze skryptu main.py i modułu z klasą MLista + inne potrzebne pliki z kodem źródłowym Pythona (np. testy),</text:p>
        </text:list-item>
        <text:list-item>
          <text:p text:style-name="P9">(0pkt albo 5pkt) kod źródłowy jest zgodny z dokumentem PEP8 - sprawdzane za pomocą programu <text:span text:style-name="T3">flake8</text:span>,</text:p>
        </text:list-item>
        <text:list-item>
          <text:p text:style-name="P9">(0pkt albo 2pkt) projekt zawiera testy klasy MList,</text:p>
        </text:list-item>
        <text:list-item>
          <text:p text:style-name="P9">(od 0pkt do 4pkt) program działa poprawnie dla poprawnie wprowadzonych danych i poprawnie wykonywanych operacji,</text:p>
        </text:list-item>
        <text:list-item>
          <text:p text:style-name="P9">(od 0pkt do 2pkt) program działa poprawnie nawet jeśli użytkownik jest złośliwy i wykonuje nieprawidłowe operacje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BM Plex Mono" svg:font-family="'IBM Plex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BM Plex Mono1" svg:font-family="'IBM Plex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BM Plex Mono" fo:font-size="11pt" fo:language="pl" fo:country="none" style:letter-kerning="false" style:font-name-asian="IBM Plex Mono1" style:font-size-asian="11pt" style:language-asian="zh" style:country-asian="CN" style:font-name-complex="IBM Plex Mon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IBM Plex Mono" fo:font-size="11pt" fo:language="pl" fo:country="none" style:letter-kerning="false" style:font-name-asian="IBM Plex Mono1" style:font-size-asian="11pt" style:language-asian="zh" style:country-asian="CN" style:font-name-complex="IBM Plex Mon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13T01:44:18.792387745</dc:date>
    <meta:editing-duration>PT1M49S</meta:editing-duration>
    <meta:editing-cycles>2</meta:editing-cycles>
    <meta:document-statistic meta:table-count="0" meta:image-count="0" meta:object-count="0" meta:page-count="4" meta:paragraph-count="85" meta:word-count="837" meta:character-count="6866" meta:non-whitespace-character-count="6011"/>
  </office:meta>
</office:document-meta>
</file>